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ar body-02-font-family" svg:font-family="'var body-02-font-family', 'IBM Plex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3264" officeooo:paragraph-rsid="001d3264"/>
    </style:style>
    <style:style style:name="P2" style:family="paragraph" style:parent-style-name="Standard">
      <style:paragraph-properties fo:text-align="justify" style:justify-single-word="false"/>
      <style:text-properties fo:font-size="12pt" fo:font-weight="normal" officeooo:rsid="001d3264" officeooo:paragraph-rsid="001d3264"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e5e6c"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e872b"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paragraph-rsid="00205a7d"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01e872b"/>
    </style:style>
    <style:style style:name="P7" style:family="paragraph" style:parent-style-name="Text_20_body">
      <style:paragraph-properties fo:margin-top="0cm" fo:margin-bottom="0cm" loext:contextual-spacing="false" fo:text-align="justify" style:justify-single-word="false"/>
      <style:text-properties fo:font-size="14pt" fo:font-weight="bold" officeooo:rsid="0020607f" officeooo:paragraph-rsid="0020607f" style:font-size-asian="14pt" style:font-weight-asian="bold" style:font-size-complex="14pt" style:font-weight-complex="bold"/>
    </style:style>
    <style:style style:name="P8" style:family="paragraph" style:parent-style-name="Standard">
      <style:text-properties fo:font-size="18pt" fo:font-weight="bold" officeooo:rsid="001d3264" officeooo:paragraph-rsid="001d3264" style:font-size-asian="18pt" style:font-weight-asian="bold" style:font-size-complex="18pt" style:font-weight-complex="bold"/>
    </style:style>
    <style:style style:name="P9" style:family="paragraph" style:parent-style-name="Standard">
      <style:text-properties fo:font-size="18pt" fo:font-weight="bold" officeooo:rsid="001d3264" officeooo:paragraph-rsid="0027bb23" style:font-size-asian="18pt" style:font-weight-asian="bold" style:font-size-complex="18pt" style:font-weight-complex="bold"/>
    </style:style>
    <style:style style:name="P10" style:family="paragraph" style:parent-style-name="Standard">
      <style:text-properties fo:font-size="18pt" fo:font-weight="bold" officeooo:rsid="0027bb23" officeooo:paragraph-rsid="00295678" style:font-size-asian="18pt" style:font-weight-asian="bold" style:font-size-complex="18pt" style:font-weight-complex="bold"/>
    </style:style>
    <style:style style:name="P11" style:family="paragraph" style:parent-style-name="Standard">
      <style:text-properties fo:font-size="16pt" fo:font-weight="bold" officeooo:rsid="001d3264" officeooo:paragraph-rsid="001d3264"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1d3264" officeooo:paragraph-rsid="001d3264"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rsid="001d3264" officeooo:paragraph-rsid="002ab9d2"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205a7d" officeooo:paragraph-rsid="001d3264"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officeooo:rsid="00205a7d" officeooo:paragraph-rsid="00205a7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officeooo:rsid="001e5e6c" officeooo:paragraph-rsid="001d3264"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bold" officeooo:rsid="001e5e6c" officeooo:paragraph-rsid="001e5e6c"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6pt" fo:font-weight="bold" officeooo:rsid="0022bc99" officeooo:paragraph-rsid="0022bc99"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fo:font-weight="bold" officeooo:rsid="0026b865" officeooo:paragraph-rsid="0026b865"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26b865" officeooo:paragraph-rsid="0027bb2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2pt" fo:font-weight="normal" officeooo:rsid="001e5e6c" officeooo:paragraph-rsid="001d326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paragraph-rsid="001e5e6c"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paragraph-rsid="002677fe"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paragraph-rsid="0026b86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paragraph-rsid="0027bb23"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paragraph-rsid="00295678"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e872b" officeooo:paragraph-rsid="001e872b"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2bc99" officeooo:paragraph-rsid="0022bc99"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4173d" officeooo:paragraph-rsid="00249e3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9e37" officeooo:paragraph-rsid="00249e37"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6b865" officeooo:paragraph-rsid="0026b86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6b865" officeooo:paragraph-rsid="0027bb23"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95678" officeooo:paragraph-rsid="0029567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bold" officeooo:rsid="0024173d" officeooo:paragraph-rsid="0024173d"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4pt" fo:font-weight="bold" officeooo:rsid="001e5e6c" officeooo:paragraph-rsid="001e5e6c"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4pt" fo:font-weight="bold" officeooo:paragraph-rsid="001e5e6c"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font-weight="bold" officeooo:paragraph-rsid="001e872b"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font-size="14pt" fo:font-weight="bold" officeooo:rsid="001e872b" officeooo:paragraph-rsid="001e872b"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font-size="14pt" fo:font-weight="bold" officeooo:rsid="001e872b" officeooo:paragraph-rsid="00205a7d"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font-size="14pt" fo:font-weight="bold" officeooo:rsid="00205a7d" officeooo:paragraph-rsid="00205a7d"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font-size="14pt" fo:font-weight="bold" officeooo:rsid="0024173d" officeooo:paragraph-rsid="0024173d"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4pt" fo:font-weight="bold" officeooo:rsid="002677fe" officeooo:paragraph-rsid="002677fe"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size="14pt" fo:font-weight="bold" officeooo:rsid="00295678" officeooo:paragraph-rsid="00295678"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font-size="14pt" officeooo:paragraph-rsid="00295678" style:font-size-asian="14pt" style:font-size-complex="14pt"/>
    </style:style>
    <style:style style:name="P45" style:family="paragraph" style:parent-style-name="Standard">
      <style:paragraph-properties fo:text-align="justify" style:justify-single-word="false"/>
      <style:text-properties officeooo:paragraph-rsid="002677fe"/>
    </style:style>
    <style:style style:name="P46" style:family="paragraph" style:parent-style-name="Standard">
      <style:paragraph-properties fo:text-align="justify" style:justify-single-word="false"/>
      <style:text-properties officeooo:paragraph-rsid="001e872b"/>
    </style:style>
    <style:style style:name="P47" style:family="paragraph" style:parent-style-name="Standard">
      <style:text-properties officeooo:rsid="001d3264" officeooo:paragraph-rsid="0027bb23"/>
    </style:style>
    <style:style style:name="P48" style:family="paragraph" style:parent-style-name="Standard">
      <style:text-properties officeooo:rsid="001d3264" officeooo:paragraph-rsid="00295678"/>
    </style:style>
    <style:style style:name="P49" style:family="paragraph" style:parent-style-name="Standard">
      <style:text-properties officeooo:rsid="001d3264" officeooo:paragraph-rsid="002ab9d2"/>
    </style:style>
    <style:style style:name="P50" style:family="paragraph" style:parent-style-name="Standard">
      <style:paragraph-properties fo:text-align="justify" style:justify-single-word="false"/>
      <style:text-properties officeooo:rsid="00295678" officeooo:paragraph-rsid="00295678"/>
    </style:style>
    <style:style style:name="P51" style:family="paragraph" style:parent-style-name="Text_20_body" style:list-style-name="L1">
      <style:paragraph-properties fo:text-align="justify" style:justify-single-word="false"/>
      <style:text-properties style:font-name="var body-02-font-family" fo:font-size="12pt" fo:font-weight="normal" officeooo:rsid="00205a7d" officeooo:paragraph-rsid="00205a7d" style:font-size-asian="12pt" style:font-weight-asian="normal" style:font-size-complex="12pt" style:font-weight-complex="normal"/>
    </style:style>
    <style:style style:name="P52" style:family="paragraph" style:parent-style-name="Text_20_body" style:list-style-name="L1">
      <style:paragraph-properties fo:margin-top="0cm" fo:margin-bottom="0cm" loext:contextual-spacing="false" fo:text-align="justify" style:justify-single-word="false"/>
      <style:text-properties style:font-name="var body-02-font-family"/>
    </style:style>
    <style:style style:name="P53" style:family="paragraph" style:parent-style-name="Text_20_body">
      <style:paragraph-properties fo:margin-top="0cm" fo:margin-bottom="0cm" loext:contextual-spacing="false"/>
      <style:text-properties style:font-name="var body-02-font-family" fo:font-size="14pt" fo:font-weight="bold" officeooo:rsid="00205a7d" officeooo:paragraph-rsid="00205a7d" style:font-size-asian="14pt" style:font-weight-asian="bold" style:font-size-complex="14pt" style:font-weight-complex="bold"/>
    </style:style>
    <style:style style:name="P54" style:family="paragraph" style:parent-style-name="Text_20_body">
      <style:paragraph-properties fo:margin-top="0cm" fo:margin-bottom="0cm" loext:contextual-spacing="false" fo:text-align="justify" style:justify-single-word="false"/>
      <style:text-properties style:font-name="var body-02-font-family" fo:font-size="14pt" fo:font-weight="bold" officeooo:rsid="0020607f" officeooo:paragraph-rsid="0020607f" style:font-size-asian="14pt" style:font-weight-asian="bold" style:font-size-complex="14pt" style:font-weight-complex="bold"/>
    </style:style>
    <style:style style:name="P55" style:family="paragraph" style:parent-style-name="Text_20_body">
      <style:paragraph-properties fo:margin-top="0cm" fo:margin-bottom="0cm" loext:contextual-spacing="false" fo:text-align="justify" style:justify-single-word="false"/>
      <style:text-properties style:font-name="var body-02-font-family" fo:font-size="14pt" fo:font-weight="bold" officeooo:rsid="0020c5b7" officeooo:paragraph-rsid="0020607f" style:font-size-asian="14pt" style:font-weight-asian="bold" style:font-size-complex="14pt" style:font-weight-complex="bold"/>
    </style:style>
    <style:style style:name="P56" style:family="paragraph" style:parent-style-name="Text_20_body">
      <style:paragraph-properties fo:margin-top="0cm" fo:margin-bottom="0cm" loext:contextual-spacing="false" fo:text-align="justify" style:justify-single-word="false"/>
      <style:text-properties style:font-name="var body-02-font-family" fo:font-size="12pt" fo:font-weight="normal" officeooo:rsid="00205a7d" officeooo:paragraph-rsid="00205a7d" style:font-size-asian="12pt" style:font-weight-asian="normal" style:font-size-complex="12pt" style:font-weight-complex="normal"/>
    </style:style>
    <style:style style:name="P57" style:family="paragraph" style:parent-style-name="Text_20_body">
      <style:paragraph-properties fo:margin-top="0cm" fo:margin-bottom="0cm" loext:contextual-spacing="false" fo:text-align="justify" style:justify-single-word="false"/>
      <style:text-properties style:font-name="var body-02-font-family" fo:font-size="12pt" fo:font-weight="normal" officeooo:rsid="0020607f" officeooo:paragraph-rsid="0020607f"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fo:text-align="justify" style:justify-single-word="false"/>
      <style:text-properties style:font-name="var body-02-font-family" fo:font-size="12pt" fo:font-weight="normal" officeooo:rsid="0020c5b7" officeooo:paragraph-rsid="0020c5b7"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fo:text-align="justify" style:justify-single-word="false"/>
      <style:text-properties style:font-name="var body-02-font-family" fo:font-size="12pt" style:font-size-asian="12pt" style:font-size-complex="12pt"/>
    </style:style>
    <style:style style:name="P60" style:family="paragraph" style:parent-style-name="Text_20_body" style:list-style-name="L2">
      <style:paragraph-properties fo:margin-top="0cm" fo:margin-bottom="0cm" loext:contextual-spacing="false" fo:text-align="justify" style:justify-single-word="false"/>
      <style:text-properties style:font-name="var body-02-font-family" fo:font-size="12pt" style:font-size-asian="12pt" style:font-size-complex="12pt"/>
    </style:style>
    <style:style style:name="P61" style:family="paragraph" style:parent-style-name="Text_20_body">
      <style:paragraph-properties fo:margin-top="0cm" fo:margin-bottom="0cm" loext:contextual-spacing="false" fo:text-align="justify" style:justify-single-word="false"/>
      <style:text-properties style:font-name="var body-02-font-family" fo:font-size="12pt" officeooo:rsid="00295678" officeooo:paragraph-rsid="00295678" style:font-size-asian="12pt" style:font-size-complex="12pt"/>
    </style:style>
    <style:style style:name="P62" style:family="paragraph" style:parent-style-name="Text_20_body">
      <style:paragraph-properties fo:margin-top="0cm" fo:margin-bottom="0cm" loext:contextual-spacing="false" fo:text-align="justify" style:justify-single-word="false"/>
      <style:text-properties style:font-name="var body-02-font-family" fo:font-size="12pt" officeooo:rsid="00295678" officeooo:paragraph-rsid="002ab9d2" style:font-size-asian="12pt" style:font-size-complex="12pt"/>
    </style:style>
    <style:style style:name="P63" style:family="paragraph" style:parent-style-name="Text_20_body">
      <style:paragraph-properties fo:margin-top="0cm" fo:margin-bottom="0cm" loext:contextual-spacing="false"/>
      <style:text-properties style:font-name="var body-02-font-family" officeooo:paragraph-rsid="00205a7d"/>
    </style:style>
    <style:style style:name="P64" style:family="paragraph" style:parent-style-name="Text_20_body">
      <style:paragraph-properties fo:margin-top="0cm" fo:margin-bottom="0cm" loext:contextual-spacing="false" fo:text-align="justify" style:justify-single-word="false"/>
      <style:text-properties fo:font-size="14pt" fo:font-weight="bold" officeooo:rsid="0020607f" officeooo:paragraph-rsid="0027bb23" style:font-size-asian="14pt" style:font-weight-asian="bold" style:font-size-complex="14pt" style:font-weight-complex="bold"/>
    </style:style>
    <style:style style:name="P65" style:family="paragraph" style:parent-style-name="Table_20_Contents">
      <style:text-properties fo:font-size="18pt" style:font-size-asian="18pt" style:font-size-complex="18pt"/>
    </style:style>
    <style:style style:name="P66" style:family="paragraph" style:parent-style-name="Table_20_Contents">
      <style:text-properties fo:font-size="18pt" officeooo:rsid="0027bb23" officeooo:paragraph-rsid="0027bb23" style:font-size-asian="18pt" style:font-size-complex="18pt"/>
    </style:style>
    <style:style style:name="P67" style:family="paragraph" style:parent-style-name="Table_20_Contents">
      <style:paragraph-properties fo:text-align="center" style:justify-single-word="false"/>
      <style:text-properties fo:font-size="18pt" officeooo:rsid="0028af7e" officeooo:paragraph-rsid="0028af7e" style:font-size-asian="18pt" style:font-size-complex="18pt"/>
    </style:style>
    <style:style style:name="P68" style:family="paragraph" style:parent-style-name="Table_20_Contents">
      <style:text-properties fo:font-size="14pt" officeooo:rsid="0027bb23" officeooo:paragraph-rsid="0027bb23" style:font-size-asian="14pt" style:font-size-complex="14pt"/>
    </style:style>
    <style:style style:name="P69" style:family="paragraph" style:parent-style-name="Table_20_Contents">
      <style:paragraph-properties fo:text-align="center" style:justify-single-word="false"/>
      <style:text-properties fo:font-size="14pt" officeooo:rsid="0027bb23" officeooo:paragraph-rsid="0027bb23" style:font-size-asian="14pt" style:font-size-complex="14pt"/>
    </style:style>
    <style:style style:name="P70" style:family="paragraph" style:parent-style-name="Table_20_Contents">
      <style:text-properties fo:font-size="14pt" officeooo:rsid="0028af7e" officeooo:paragraph-rsid="0028af7e" style:font-size-asian="14pt" style:font-size-complex="14pt"/>
    </style:style>
    <style:style style:name="P71" style:family="paragraph" style:parent-style-name="Table_20_Contents">
      <style:paragraph-properties fo:text-align="center" style:justify-single-word="false"/>
      <style:text-properties fo:font-size="14pt" officeooo:rsid="0028af7e" officeooo:paragraph-rsid="0028af7e" style:font-size-asian="14pt" style:font-size-complex="14pt"/>
    </style:style>
    <style:style style:name="P72" style:family="paragraph" style:parent-style-name="Table_20_Contents">
      <style:text-properties fo:font-size="14pt" officeooo:rsid="00295678" officeooo:paragraph-rsid="00295678" style:font-size-asian="14pt" style:font-size-complex="14pt"/>
    </style:style>
    <style:style style:name="P73" style:family="paragraph" style:parent-style-name="Table_20_Contents">
      <style:paragraph-properties fo:text-align="center" style:justify-single-word="false"/>
      <style:text-properties fo:font-size="14pt" officeooo:rsid="00295678" officeooo:paragraph-rsid="00295678" style:font-size-asian="14pt" style:font-size-complex="14pt"/>
    </style:style>
    <style:style style:name="P74" style:family="paragraph" style:parent-style-name="Table_20_Contents">
      <style:paragraph-properties fo:text-align="center" style:justify-single-word="false"/>
      <style:text-properties fo:font-size="14pt" officeooo:rsid="002ab9d2" officeooo:paragraph-rsid="002ab9d2" style:font-size-asian="14pt" style:font-size-complex="14pt"/>
    </style:style>
    <style:style style:name="P75" style:family="paragraph" style:parent-style-name="Table_20_Contents">
      <style:paragraph-properties fo:text-align="center" style:justify-single-word="false"/>
      <style:text-properties fo:font-size="14pt" style:font-size-asian="14pt" style:font-size-complex="14pt"/>
    </style:style>
    <style:style style:name="P76" style:family="paragraph" style:parent-style-name="Table_20_Contents">
      <style:text-properties fo:font-size="14pt" style:font-size-asian="12.25pt" style:font-size-complex="14pt"/>
    </style:style>
    <style:style style:name="P77" style:family="paragraph" style:parent-style-name="Table_20_Contents">
      <style:text-properties fo:font-size="14pt" fo:font-weight="bold" officeooo:rsid="0027bb23" officeooo:paragraph-rsid="0027bb23" style:font-size-asian="14pt" style:font-weight-asian="bold" style:font-size-complex="14pt" style:font-weight-complex="bold"/>
    </style:style>
    <style:style style:name="P78" style:family="paragraph" style:parent-style-name="Table_20_Contents">
      <style:text-properties fo:font-size="14pt" fo:font-weight="bold" officeooo:rsid="0028af7e" officeooo:paragraph-rsid="0028af7e" style:font-size-asian="14pt" style:font-weight-asian="bold" style:font-size-complex="14pt" style:font-weight-complex="bold"/>
    </style:style>
    <style:style style:name="P79" style:family="paragraph" style:parent-style-name="Table_20_Contents">
      <style:text-properties fo:font-size="14pt" fo:font-weight="bold" officeooo:rsid="00295678" officeooo:paragraph-rsid="00295678" style:font-size-asian="14pt" style:font-weight-asian="bold" style:font-size-complex="14pt" style:font-weight-complex="bold"/>
    </style:style>
    <style:style style:name="P80" style:family="paragraph" style:parent-style-name="Table_20_Contents">
      <style:text-properties fo:font-size="14pt" fo:font-weight="normal" officeooo:rsid="0028af7e" officeooo:paragraph-rsid="0028af7e" style:font-size-asian="14pt" style:font-weight-asian="normal" style:font-size-complex="14pt" style:font-weight-complex="normal"/>
    </style:style>
    <style:style style:name="P81" style:family="paragraph" style:parent-style-name="Table_20_Contents">
      <style:text-properties fo:font-size="16pt" fo:font-weight="bold" officeooo:rsid="0027bb23" officeooo:paragraph-rsid="0027bb23" style:font-size-asian="16pt" style:font-weight-asian="bold" style:font-size-complex="16pt" style:font-weight-complex="bold"/>
    </style:style>
    <style:style style:name="P82" style:family="paragraph">
      <loext:graphic-properties draw:fill-color="#ffffff"/>
    </style:style>
    <style:style style:name="P83" style:family="paragraph">
      <loext:graphic-properties draw:fill-color="#ffffff"/>
      <style:paragraph-properties fo:text-align="center"/>
    </style:style>
    <style:style style:name="P84" style:family="paragraph">
      <style:paragraph-properties fo:text-align="center"/>
    </style:style>
    <style:style style:name="P85" style:family="paragraph">
      <loext:graphic-properties draw:fill-color="#ffffff"/>
      <style:paragraph-properties fo:text-align="center"/>
      <style:text-properties fo:font-size="14pt" style:font-size-asian="14pt" style:font-size-complex="14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bold" officeooo:rsid="001e5e6c" style:font-weight-asian="bold" style:font-weight-complex="bold"/>
    </style:style>
    <style:style style:name="T4" style:family="text">
      <style:text-properties fo:font-weight="bold" officeooo:rsid="00295678"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officeooo:rsid="001e5e6c" style:font-size-asian="16pt" style:font-weight-asian="bold" style:font-size-complex="16pt" style:font-weight-complex="bold"/>
    </style:style>
    <style:style style:name="T7" style:family="text">
      <style:text-properties fo:font-size="16pt" fo:font-weight="bold" officeooo:rsid="00205a7d" style:font-size-asian="16pt" style:font-weight-asian="bold" style:font-size-complex="16pt" style:font-weight-complex="bold"/>
    </style:style>
    <style:style style:name="T8" style:family="text">
      <style:text-properties fo:font-size="16pt" fo:font-weight="bold" officeooo:rsid="001e872b" style:font-size-asian="16pt" style:font-weight-asian="bold" style:font-size-complex="16pt" style:font-weight-complex="bold"/>
    </style:style>
    <style:style style:name="T9" style:family="text">
      <style:text-properties fo:font-size="16pt" style:font-size-asian="16pt" style:font-size-complex="16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e5e6c" style:font-size-asian="14pt" style:font-weight-asian="bold" style:font-size-complex="14pt" style:font-weight-complex="bold"/>
    </style:style>
    <style:style style:name="T12" style:family="text">
      <style:text-properties fo:font-size="14pt" fo:font-weight="bold" officeooo:rsid="001e872b" style:font-size-asian="14pt" style:font-weight-asian="bold" style:font-size-complex="14pt" style:font-weight-complex="bold"/>
    </style:style>
    <style:style style:name="T13" style:family="text">
      <style:text-properties fo:font-size="14pt" fo:font-weight="bold" officeooo:rsid="0024173d" style:font-size-asian="14pt" style:font-weight-asian="bold" style:font-size-complex="14pt" style:font-weight-complex="bold"/>
    </style:style>
    <style:style style:name="T14" style:family="text">
      <style:text-properties fo:font-size="14pt" fo:font-weight="bold" officeooo:rsid="002677fe" style:font-size-asian="14pt" style:font-weight-asian="bold" style:font-size-complex="14pt" style:font-weight-complex="bold"/>
    </style:style>
    <style:style style:name="T15" style:family="text">
      <style:text-properties fo:font-size="14pt" fo:font-weight="bold" officeooo:rsid="00295678" style:font-size-asian="14pt" style:font-weight-asian="bold" style:font-size-complex="14pt" style:font-weight-complex="bold"/>
    </style:style>
    <style:style style:name="T16" style:family="text">
      <style:text-properties fo:font-size="14pt" fo:font-weight="bold" officeooo:rsid="00205a7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size="14pt" officeooo:rsid="00295678" style:font-size-asian="14pt" style:font-size-complex="14pt"/>
    </style:style>
    <style:style style:name="T19" style:family="text">
      <style:text-properties fo:font-size="14pt" fo:font-weight="normal" officeooo:rsid="002677fe" style:font-size-asian="14pt" style:font-weight-asian="normal" style:font-size-complex="14pt" style:font-weight-complex="normal"/>
    </style:style>
    <style:style style:name="T20" style:family="text">
      <style:text-properties fo:font-size="14pt" fo:font-weight="normal" officeooo:rsid="00295678" style:font-size-asian="14pt" style:font-weight-asian="normal" style:font-size-complex="14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95678" style:font-weight-asian="normal" style:font-weight-complex="normal"/>
    </style:style>
    <style:style style:name="T23" style:family="text">
      <style:text-properties style:font-name="var body-02-font-family"/>
    </style:style>
    <style:style style:name="T24" style:family="text">
      <style:text-properties style:font-name="var body-02-font-family" fo:font-size="16pt" style:font-size-asian="16pt" style:font-size-complex="16pt"/>
    </style:style>
    <style:style style:name="T25" style:family="text">
      <style:text-properties style:font-name="var body-02-font-family" officeooo:rsid="0020c5b7"/>
    </style:style>
    <style:style style:name="T26" style:family="text">
      <style:text-properties officeooo:rsid="00249e37"/>
    </style:style>
    <style:style style:name="T27" style:family="text">
      <style:text-properties fo:font-size="10pt" officeooo:rsid="00249e37" style:font-size-asian="10pt" style:font-size-complex="10pt"/>
    </style:style>
    <style:style style:name="T28" style:family="text">
      <style:text-properties fo:font-size="10.5pt" style:font-size-asian="10.5pt" style:font-size-complex="10.5pt"/>
    </style:style>
    <style:style style:name="T29" style:family="text">
      <style:text-properties fo:font-size="10.5pt" officeooo:rsid="00249e37" style:font-size-asian="10.5pt" style:font-size-complex="10.5pt"/>
    </style:style>
    <style:style style:name="T30" style:family="text">
      <style:text-properties officeooo:rsid="002677fe"/>
    </style:style>
    <style:style style:name="T31" style:family="text">
      <style:text-properties officeooo:rsid="0026b865"/>
    </style:style>
    <style:style style:name="T32" style:family="text">
      <style:text-properties officeooo:rsid="00205a7d"/>
    </style:style>
    <style:style style:name="T33" style:family="text">
      <style:text-properties officeooo:rsid="002956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217cm" fo:min-width="3.36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323cm" fo:min-width="3.44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1.588cm" fo:min-width="3.625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1.314cm" fo:min-width="3.669cm"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ffff" draw:textarea-horizontal-align="justify" draw:textarea-vertical-align="middle" draw:auto-grow-height="false" fo:min-height="3.464cm" fo:min-width="3.464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1.323cm" fo:min-width="2.725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1.217cm" fo:min-width="3.122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0.787cm" fo:min-width="1.628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0.806cm" fo:min-width="1.554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0.748cm" fo:min-width="1.609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919cm" fo:min-width="1.76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0.954cm" fo:min-width="1.686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1.106cm" fo:min-width="1.667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justify" draw:textarea-vertical-align="middle" draw:auto-grow-height="false" fo:min-height="0.954cm" fo:min-width="1.76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0.993cm" fo:min-width="1.893cm" style:run-through="foreground" style:wrap="run-through" style:number-wrapped-paragraphs="no-limit" style:vertical-pos="from-top" style:vertical-rel="paragraph" style:horizontal-pos="from-left" style:horizontal-rel="paragraph"/>
    </style:style>
    <style:style style:name="gr17" style:family="graphic">
      <style:graphic-properties draw:fill-color="#ffffff" draw:textarea-horizontal-align="justify" draw:textarea-vertical-align="middle" draw:auto-grow-height="false" fo:min-height="1.607cm" fo:min-width="1.563cm"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ffff" draw:textarea-horizontal-align="justify" draw:textarea-vertical-align="middle" draw:auto-grow-height="false" fo:min-height="1.588cm" fo:min-width="2.753cm"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 text:c="15"/><text:span text:style-name="T1">ONLINE BUS TICKET BOOKING APPLICATION</text:span></text:p>
      <text:p text:style-name="P8"/>
      <text:p text:style-name="P10"><text:s text:c="24"/></text:p>
      <text:p text:style-name="P10"><text:s text:c="23"/><text:span text:style-name="T9">TABLE OF CONTENTS</text:span></text:p>
      <text:p text:style-name="P9"><text:s text:c="32"/></text:p>
      <table:table table:name="Table1" table:style-name="Table1">
        <table:table-column table:style-name="Table1.A" table:number-columns-repeated="3"/>
        <table:table-row>
          <table:table-cell table:style-name="Table1.A1" office:value-type="string">
            <text:p text:style-name="P81"><text:s text:c="15"/>No.</text:p>
          </table:table-cell>
          <table:table-cell table:style-name="Table1.A1" office:value-type="string">
            <text:p text:style-name="P81"><text:s text:c="14"/>Title</text:p>
          </table:table-cell>
          <table:table-cell table:style-name="Table1.C1" office:value-type="string">
            <text:p text:style-name="P66"><text:s text:c="7"/><text:span text:style-name="T5">Page No.</text:span></text:p>
          </table:table-cell>
        </table:table-row>
        <table:table-row>
          <table:table-cell table:style-name="Table1.A2" office:value-type="string">
            <text:p text:style-name="P76"/>
          </table:table-cell>
          <table:table-cell table:style-name="Table1.A2" office:value-type="string">
            <text:p text:style-name="P66"><text:s text:c="8"/><text:span text:style-name="T10">Abstract</text:span></text:p>
          </table:table-cell>
          <table:table-cell table:style-name="Table1.C2" office:value-type="string">
            <text:p text:style-name="P65"/>
          </table:table-cell>
        </table:table-row>
        <table:table-row>
          <table:table-cell table:style-name="Table1.A2" office:value-type="string">
            <text:p text:style-name="P69">1.</text:p>
          </table:table-cell>
          <table:table-cell table:style-name="Table1.A2" office:value-type="string">
            <text:p text:style-name="P77">Chapter 1</text:p>
            <text:p text:style-name="P68">Introduction</text:p>
          </table:table-cell>
          <table:table-cell table:style-name="Table1.C2" office:value-type="string">
            <text:p text:style-name="P74">1</text:p>
          </table:table-cell>
        </table:table-row>
        <table:table-row>
          <table:table-cell table:style-name="Table1.A2" office:value-type="string">
            <text:p text:style-name="P69">1.1</text:p>
          </table:table-cell>
          <table:table-cell table:style-name="Table1.A2" office:value-type="string">
            <text:p text:style-name="P70">Background of study</text:p>
          </table:table-cell>
          <table:table-cell table:style-name="Table1.C2" office:value-type="string">
            <text:p text:style-name="P74">2</text:p>
          </table:table-cell>
        </table:table-row>
        <table:table-row>
          <table:table-cell table:style-name="Table1.A2" office:value-type="string">
            <text:p text:style-name="P71">1.2</text:p>
          </table:table-cell>
          <table:table-cell table:style-name="Table1.A2" office:value-type="string">
            <text:p text:style-name="P70">Study on electronic</text:p>
            <text:p text:style-name="P70">ticketing in public transpor</text:p>
          </table:table-cell>
          <table:table-cell table:style-name="Table1.C2" office:value-type="string">
            <text:p text:style-name="P74">2</text:p>
          </table:table-cell>
        </table:table-row>
        <table:table-row>
          <table:table-cell table:style-name="Table1.A2" office:value-type="string">
            <text:p text:style-name="P71">1.3</text:p>
          </table:table-cell>
          <table:table-cell table:style-name="Table1.A2" office:value-type="string">
            <text:p text:style-name="P70">Online Transportbooking system </text:p>
          </table:table-cell>
          <table:table-cell table:style-name="Table1.C2" office:value-type="string">
            <text:p text:style-name="P74">3</text:p>
          </table:table-cell>
        </table:table-row>
        <table:table-row>
          <table:table-cell table:style-name="Table1.A2" office:value-type="string">
            <text:p text:style-name="P71">2.</text:p>
          </table:table-cell>
          <table:table-cell table:style-name="Table1.A2" office:value-type="string">
            <text:p text:style-name="P78">Chapter 2</text:p>
            <text:p text:style-name="P80">Literature survey</text:p>
          </table:table-cell>
          <table:table-cell table:style-name="Table1.C2" office:value-type="string">
            <text:p text:style-name="P75"/>
          </table:table-cell>
        </table:table-row>
        <table:table-row>
          <table:table-cell table:style-name="Table1.A2" office:value-type="string">
            <text:p text:style-name="P71">2.1</text:p>
          </table:table-cell>
          <table:table-cell table:style-name="Table1.A2" office:value-type="string">
            <text:p text:style-name="P70">Existing system</text:p>
          </table:table-cell>
          <table:table-cell table:style-name="Table1.C2" office:value-type="string">
            <text:p text:style-name="P74">4</text:p>
          </table:table-cell>
        </table:table-row>
        <table:table-row>
          <table:table-cell table:style-name="Table1.A2" office:value-type="string">
            <text:p text:style-name="P71">2.2</text:p>
          </table:table-cell>
          <table:table-cell table:style-name="Table1.A2" office:value-type="string">
            <text:p text:style-name="P70">Proposed System</text:p>
          </table:table-cell>
          <table:table-cell table:style-name="Table1.C2" office:value-type="string">
            <text:p text:style-name="P74">4</text:p>
          </table:table-cell>
        </table:table-row>
        <table:table-row>
          <table:table-cell table:style-name="Table1.A2" office:value-type="string">
            <text:p text:style-name="P67">3.</text:p>
          </table:table-cell>
          <table:table-cell table:style-name="Table1.A2" office:value-type="string">
            <text:p text:style-name="P78">Chapter 3</text:p>
          </table:table-cell>
          <table:table-cell table:style-name="Table1.C2" office:value-type="string">
            <text:p text:style-name="P75"/>
          </table:table-cell>
        </table:table-row>
        <table:table-row>
          <table:table-cell table:style-name="Table1.A2" office:value-type="string">
            <text:p text:style-name="P71">3.1</text:p>
          </table:table-cell>
          <table:table-cell table:style-name="Table1.A2" office:value-type="string">
            <text:p text:style-name="P70">Problem statement</text:p>
          </table:table-cell>
          <table:table-cell table:style-name="Table1.C2" office:value-type="string">
            <text:p text:style-name="P74">5</text:p>
          </table:table-cell>
        </table:table-row>
        <table:table-row>
          <table:table-cell table:style-name="Table1.A2" office:value-type="string">
            <text:p text:style-name="P71">3.2</text:p>
          </table:table-cell>
          <table:table-cell table:style-name="Table1.A2" office:value-type="string">
            <text:p text:style-name="P70">Objectives</text:p>
          </table:table-cell>
          <table:table-cell table:style-name="Table1.C2" office:value-type="string">
            <text:p text:style-name="P74">5</text:p>
          </table:table-cell>
        </table:table-row>
        <table:table-row>
          <table:table-cell table:style-name="Table1.A2" office:value-type="string">
            <text:p text:style-name="P71">4.</text:p>
          </table:table-cell>
          <table:table-cell table:style-name="Table1.A2" office:value-type="string">
            <text:p text:style-name="P78">Chapter 4</text:p>
            <text:p text:style-name="P70">Methodology</text:p>
          </table:table-cell>
          <table:table-cell table:style-name="Table1.C2" office:value-type="string">
            <text:p text:style-name="P75"/>
          </table:table-cell>
        </table:table-row>
        <table:table-row>
          <table:table-cell table:style-name="Table1.A2" office:value-type="string">
            <text:p text:style-name="P71">4.1</text:p>
          </table:table-cell>
          <table:table-cell table:style-name="Table1.A2" office:value-type="string">
            <text:p text:style-name="P70">Choice of methodology</text:p>
          </table:table-cell>
          <table:table-cell table:style-name="Table1.C2" office:value-type="string">
            <text:p text:style-name="P74">6</text:p>
          </table:table-cell>
        </table:table-row>
        <table:table-row>
          <table:table-cell table:style-name="Table1.A2" office:value-type="string">
            <text:p text:style-name="P71">4.2</text:p>
          </table:table-cell>
          <table:table-cell table:style-name="Table1.A2" office:value-type="string">
            <text:p text:style-name="P72">Data flow diagram</text:p>
          </table:table-cell>
          <table:table-cell table:style-name="Table1.C2" office:value-type="string">
            <text:p text:style-name="P74">7</text:p>
          </table:table-cell>
        </table:table-row>
      </table:table>
      <table:table table:name="Table2" table:style-name="Table2">
        <table:table-column table:style-name="Table2.A" table:number-columns-repeated="3"/>
        <table:table-row>
          <table:table-cell table:style-name="Table2.A1" office:value-type="string">
            <text:p text:style-name="P73">4.3</text:p>
          </table:table-cell>
          <table:table-cell table:style-name="Table2.A1" office:value-type="string">
            <text:p text:style-name="P72">Use case diagram</text:p>
          </table:table-cell>
          <table:table-cell table:style-name="Table2.C1" office:value-type="string">
            <text:p text:style-name="P74">8</text:p>
          </table:table-cell>
        </table:table-row>
        <table:table-row>
          <table:table-cell table:style-name="Table2.A2" office:value-type="string">
            <text:p text:style-name="P73">5.</text:p>
          </table:table-cell>
          <table:table-cell table:style-name="Table2.A2" office:value-type="string">
            <text:p text:style-name="P79">Chapter 5</text:p>
            <text:p text:style-name="P72">Result and discussion</text:p>
          </table:table-cell>
          <table:table-cell table:style-name="Table2.C2" office:value-type="string">
            <text:p text:style-name="P74">9</text:p>
          </table:table-cell>
        </table:table-row>
        <table:table-row>
          <table:table-cell table:style-name="Table2.A2" office:value-type="string">
            <text:p text:style-name="P73">6.</text:p>
          </table:table-cell>
          <table:table-cell table:style-name="Table2.A2" office:value-type="string">
            <text:p text:style-name="P79">Chapter 6</text:p>
            <text:p text:style-name="P72">Conclusion</text:p>
          </table:table-cell>
          <table:table-cell table:style-name="Table2.C2" office:value-type="string">
            <text:p text:style-name="P74">10</text:p>
          </table:table-cell>
        </table:table-row>
        <table:table-row>
          <table:table-cell table:style-name="Table2.A2" office:value-type="string">
            <text:p text:style-name="P73">7.</text:p>
          </table:table-cell>
          <table:table-cell table:style-name="Table2.A2" office:value-type="string">
            <text:p text:style-name="P79">Chapter 7</text:p>
            <text:p text:style-name="P72">References</text:p>
          </table:table-cell>
          <table:table-cell table:style-name="Table2.C2" office:value-type="string">
            <text:p text:style-name="P74">11</text:p>
          </table:table-cell>
        </table:table-row>
      </table:table>
      <text:p text:style-name="P47"><text:span text:style-name="T5"/></text:p>
      <text:p text:style-name="P48"><text:span text:style-name="T5"><text:s text:c="40"/></text:span></text:p>
      <text:p text:style-name="P49"><text:span text:style-name="T5"><text:s text:c="39"/></text:span></text:p>
      <text:p text:style-name="P49"><text:soft-page-break/><text:span text:style-name="T5"/></text:p>
      <text:p text:style-name="P49"><text:span text:style-name="T5"/></text:p>
      <text:p text:style-name="P49"><text:span text:style-name="T5"><text:s text:c="43"/>ABSTRACT</text:span></text:p>
      <text:p text:style-name="P11"/>
      <text:p text:style-name="P2"><text:tab/>Online Bus Ticket Reservation System is a Web based application that works within a centralized network. This project presents a review on the software program “Online Bus Ticket Reservation System” as should be used in a bus transportation system, a facility which is used to reserve seats, cancellation of reservation and different types of route enquiries used on securing quick reservations. OBTRS is built for managing and computerizing the traditional database, ticket booking and tracking bus and travel made. It maintains all customer details, bus details, reservation details. In order to achieve the design, Imo Transport Company (ITC) was chosen as a case study because of its strategic importance to Imo State. Structured Systems Analysis and Design Methodology (SSADM) was adopted. In addition, PHP Hypertext Preprocessor (PHP) language was used for the front- end of the software while the back end was designed using MySQL. The software achieved is capable of improving the customer hand and relationship management in ITC operations. It is recommended that despite the present functionality of the designed software, an additional functionality such as the use of E-mail to send tickets and notifications to the customer and an online payment using credit cards/debit cards should be implemented into the system. Furthermore, other operations carried by ITC such as the courier services should also be integrated in order to enhance the system.</text:p>
      <text:p text:style-name="P12"/>
      <text:p text:style-name="P12"/>
      <text:p text:style-name="P2">Key words: OBTRS, Electronic Ticketing, ITC, Reservation, Transporta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 text:c="42"/></text:p>
      <text:p text:style-name="P13"/>
      <text:p text:style-name="P13"/>
      <text:p text:style-name="P13"/>
      <text:p text:style-name="P13"><text:soft-page-break/></text:p>
      <text:p text:style-name="P13"><text:s text:c="46"/><text:span text:style-name="T32">CHAPTER 1</text:span></text:p>
      <text:p text:style-name="P14"/>
      <text:p text:style-name="P2"><text:span text:style-name="T5"><text:s text:c="43"/></text:span><text:span text:style-name="T6">INTRODUCTION</text:span></text:p>
      <text:p text:style-name="P16"/>
      <text:p text:style-name="P16"/>
      <text:p text:style-name="P21"><text:tab/>The Online Bus Ticket Reservation System is a web-based application that allows visitors check bus ticket availability, buy bus ticket and pay the bus ticket online (Asaad, Ayad and Hayder, 2012). This system is established for all the home/office users after gaining access from the administrator. According to Invaderzim (2011), Online Bus Reservation System provides bus transportation system, a facility to reserved seats, cancellation of seats and different types of enquiry which need an instant and quick reservation. This system can be used by the users in performing online reservation via internet for their all business purposes. Users can use this program directly on their websites and no need to install it. The use of bus traveling is a large growing business in Nigeria and other countries; hence bus reservation system deals with maintenance of records of each passenger who had reserved a seat for a journey. It also includes maintenance of information like schedule and details of each bus (Shivaji, 2010). Also, we get to know that there are many operations, which they have to do manually. It takes a lot of time and causes many errors. Due to this, sometimes a lot of problems occur and they were facing many disputes with customers. To solve the above problem, and further maintaining records of items, seat availability for customers, price of per seat, bill generation and other things, we are offering this proposal of reservation system. The reservation system has three modules. First module helps the customer to enquire the availability of seats in a particular bus at particular date, the second module helps him to reserve a ticket and with the third module he can cancel a reserved ticket. </text:p>
      <text:p text:style-name="P16"/>
      <text:p text:style-name="P17"/>
      <text:p text:style-name="P35"/>
      <text:p text:style-name="P44"><text:span text:style-name="T3"><text:s/></text:span></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p>
      <text:p text:style-name="P44"><text:span text:style-name="T3"><text:s text:c="61"/></text:span><text:span text:style-name="T22">1</text:span></text:p>
      <text:p text:style-name="P44"><text:span text:style-name="T3"/></text:p>
      <text:p text:style-name="P44"><text:span text:style-name="T3"/></text:p>
      <text:p text:style-name="P44"><text:soft-page-break/><text:span text:style-name="T3"/></text:p>
      <text:p text:style-name="P44"><text:span text:style-name="T3">1.1.</text:span><text:span text:style-name="T2">Background of study</text:span></text:p>
      <text:p text:style-name="P36"/>
      <text:p text:style-name="P36"/>
      <text:p text:style-name="P3"><text:tab/>A common view in various circles of the world is that man now lives in the growth of years of data collection, processing and distribution, is very popular years of knowledge called. For this reason, managers and other data users especially in the transportation industry are looking for more types of management and operational support details. So they have to answer there is a growing need for information and data management. Electronic tickets, or e-tickets, provide proof that their owners have permission to enter the amusement park, use a travel item, or have it access to other Internet services. The design of this online program will be is profitable for the company because it has never existed before. Therefore, Imo Transport Company, Owerri, is a viable investment managed by the government of the country has its main objectives: to distribute comfort and hospitality for passengers who do not live in their homes, in order to make a profit, they will definitely inform a a system that can make its handicrafts work in place of a bus ticket reservations to meet customers rising demand during peak and high prices seasons. Great expectations to encourage a possible targeted study provide appropriate guidance and awareness to any potential investors, especially those in the bus industry, considering using Imo transport, e.g. a gateway to the fertile soil of endless opportunities in southeastern Nigeria. Currently, employees at the bus ticket counter use an internal system to sell tickets counter and customers can buy a bus ticket online at this time you will need to go to the counter to buy a bus ticket. Sometimes, customer needs line up a long line to buy a bus ticket and ask for details and this brings many distractions for customers.</text:p>
      <text:p text:style-name="P35"/>
      <text:p text:style-name="P35"/>
      <text:p text:style-name="P35"/>
      <text:p text:style-name="P6"><text:span text:style-name="T11">1.</text:span><text:span text:style-name="T12">2.</text:span><text:span text:style-name="T10">Study on Electronic Ticketing in Public Transport</text:span></text:p>
      <text:p text:style-name="P37"/>
      <text:p text:style-name="P37"/>
      <text:p text:style-name="P4"><text:tab/>The European Metropolitan Transport Authority (EMTA) co-ordinator, Mohamed Mezghani (2008) said EMTA has established a working group that will work on the issue of electronic ticketing. The group is mandated to generate information, exchange information and learn from the experience of its members in the field of electronic ticketing. In its framework, EMTA presented research on electronic public transport tickets under the auspices of the working group and devised specific concepts such as public transport prices, public transport tickets and electric tickets for public transport. On the contrary, his research on the subject of electronic ticketing was one of the most intriguing articles on the subject of customer reservation and travel on a chosen date. However, this project will be built to integrate the aforementioned locations and to display specific screenshots of the customer booking system.</text:p>
      <text:p text:style-name="P37"/>
      <text:p text:style-name="P37"/>
      <text:p text:style-name="P37"/>
      <text:p text:style-name="P38"/>
      <text:p text:style-name="P6"><text:span text:style-name="T12"/></text:p>
      <text:p text:style-name="P6"><text:span text:style-name="T12"/></text:p>
      <text:p text:style-name="P6"><text:span text:style-name="T12"/></text:p>
      <text:p text:style-name="P6"><text:span text:style-name="T12"/></text:p>
      <text:p text:style-name="P6"><text:span text:style-name="T12"><text:s text:c="57"/></text:span><text:span text:style-name="T15">2</text:span></text:p>
      <text:p text:style-name="P6"><text:span text:style-name="T12"/></text:p>
      <text:p text:style-name="P6"><text:span text:style-name="T12"/></text:p>
      <text:p text:style-name="P6"><text:soft-page-break/><text:span text:style-name="T12"/></text:p>
      <text:p text:style-name="P6"><text:span text:style-name="T12"/></text:p>
      <text:p text:style-name="P6"><text:span text:style-name="T12">1.3.</text:span><text:span text:style-name="T10">Online Transport Booking System</text:span></text:p>
      <text:p text:style-name="P38"/>
      <text:p text:style-name="P38"/>
      <text:p text:style-name="P27"><text:tab/>Badariah, (2007) emphasized that the Online Transport Booking System established at Politeknik Kota Kuala Terengganu (PKKT) would ensure that users could book online or book their desired travel companies with the services offered by the new system. He pointed out that the method and technology used in the new transport system could also be applied to other workplaces. A user who wants to use transport must apply for a booking of transport before boarding. Similarly, after considering the type of plan adopted by Badariah, the project will be built with the same purpose of introducing customers to Imo Transport Company and the opportunity to make reservations in their homes or offices without having to face the challenges of the calculation line before taking any trip. This project will also enlighten potential buyers and users of the system with the need to protect the system as it shows many advantages over the old system by providing easy-to-use Graphic User interface (GUI), pre-board access, etc.</text:p>
      <text:p text:style-name="P38"/>
      <text:p text:style-name="P38"/>
      <text:p text:style-name="P38"/>
      <text:p text:style-name="P38"/>
      <text:p text:style-name="P38"/>
      <text:p text:style-name="P38"/>
      <text:p text:style-name="P38"/>
      <text:p text:style-name="P38"/>
      <text:p text:style-name="P38"/>
      <text:p text:style-name="P25"><text:span text:style-name="T12"><text:s text:c="41"/></text:span></text:p>
      <text:p text:style-name="P25"><text:span text:style-name="T12"><text:s text:c="47"/></text:span></text:p>
      <text:p text:style-name="P25"><text:span text:style-name="T12"/></text:p>
      <text:p text:style-name="P25"><text:span text:style-name="T12"/></text:p>
      <text:p text:style-name="P25"><text:span text:style-name="T12"/></text:p>
      <text:p text:style-name="P25"><text:span text:style-name="T12"/></text:p>
      <text:p text:style-name="P26"><text:span text:style-name="T12"><text:s text:c="47"/></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p>
      <text:p text:style-name="P26"><text:span text:style-name="T12"><text:s text:c="62"/></text:span><text:span text:style-name="T18">3 </text:span></text:p>
      <text:p text:style-name="P26"><text:span text:style-name="T12"/></text:p>
      <text:p text:style-name="P26"><text:span text:style-name="T12"/></text:p>
      <text:p text:style-name="P26"><text:soft-page-break/><text:span text:style-name="T12"/></text:p>
      <text:p text:style-name="P26"><text:span text:style-name="T12"/></text:p>
      <text:p text:style-name="P26"><text:span text:style-name="T12"><text:s text:c="49"/></text:span><text:span text:style-name="T7">CHAPTER 2</text:span><text:span text:style-name="T8"> <text:s text:c="2"/></text:span><text:span text:style-name="T12"><text:s/></text:span></text:p>
      <text:p text:style-name="P39"><text:s text:c="20"/></text:p>
      <text:p text:style-name="P5"><text:span text:style-name="T12"><text:s text:c="41"/></text:span><text:span text:style-name="T7">LITERATURE SURVEY</text:span></text:p>
      <text:p text:style-name="P15"/>
      <text:p text:style-name="P15"/>
      <text:p text:style-name="P40">2.1 EXISTING SYSTEM</text:p>
      <text:p text:style-name="P40"/>
      <text:p text:style-name="P40"/>
      <text:list xml:id="list3357513183" text:style-name="L1">
        <text:list-item>
          <text:p text:style-name="P51">Existing system is totally on book and thus a great amount of manual work has to be done. The amount of manual work increases exponentially with increase in services.</text:p>
        </text:list-item>
        <text:list-item>
          <text:p text:style-name="P52">Needs a lot of working staff and extra attention on all the records.</text:p>
        </text:list-item>
        <text:list-item>
          <text:p text:style-name="P52">In existing system, there are various problems like keeping records of items, seats available, prices of per/seat and fixing bill generation on each bill.</text:p>
        </text:list-item>
        <text:list-item>
          <text:p text:style-name="P52">Finding out details regarding any information is very difficult, as the user has to go through all the books manually.</text:p>
        </text:list-item>
        <text:list-item>
          <text:p text:style-name="P52">Major problem was lack of security.</text:p>
        </text:list-item>
      </text:list>
      <text:p text:style-name="P63"><text:span text:style-name="T16"/></text:p>
      <text:p text:style-name="P63"><text:span text:style-name="T16">2.2 PROPOSED SYSTEM</text:span></text:p>
      <text:p text:style-name="P53"/>
      <text:p text:style-name="P56">The system is very simple in design and to implement. The system requires very low system resources and the system will work in almost all configurations. It has got following features:</text:p>
      <text:p text:style-name="P56"/>
      <text:list xml:id="list2185400880" text:style-name="L2">
        <text:list-item>
          <text:p text:style-name="P60">Needs a lot of working staff and extra attention on all the records.</text:p>
        </text:list-item>
        <text:list-item>
          <text:p text:style-name="P60">Ensure data accuracy.</text:p>
        </text:list-item>
        <text:list-item>
          <text:p text:style-name="P60">Records are efficiently maintained by DBMS.</text:p>
        </text:list-item>
        <text:list-item>
          <text:p text:style-name="P60">DBMS also provides security for the information.</text:p>
        </text:list-item>
        <text:list-item>
          <text:p text:style-name="P60">Any person across the world, having internet can access this service.</text:p>
        </text:list-item>
        <text:list-item>
          <text:p text:style-name="P60">Availability of seats can be enquired very easily.</text:p>
        </text:list-item>
        <text:list-item>
          <text:p text:style-name="P60">Passengers can also cancel their tickets easily.</text:p>
        </text:list-item>
        <text:list-item>
          <text:p text:style-name="P60">Minimum time needed for the various processing</text:p>
        </text:list-item>
        <text:list-item>
          <text:p text:style-name="P60">Better Service</text:p>
        </text:list-item>
        <text:list-item>
          <text:p text:style-name="P60">Minimum time required</text:p>
        </text:list-item>
        <text:list-item>
          <text:p text:style-name="P60">This would help the corporation prepare and organize its schedules more efficiently on the basis of traffic demand.</text:p>
        </text:list-item>
      </text:list>
      <text:p text:style-name="P61"><text:s text:c="49"/></text:p>
      <text:p text:style-name="P62"><text:s text:c="58"/></text:p>
      <text:p text:style-name="P62"/>
      <text:p text:style-name="P62"><text:s text:c="59"/>4 <text:s text:c="23"/></text:p>
      <text:p text:style-name="P59"><text:soft-page-break/></text:p>
      <text:p text:style-name="P64"><text:span text:style-name="T23"><text:s text:c="36"/></text:span></text:p>
      <text:p text:style-name="P64"><text:span text:style-name="T23"/></text:p>
      <text:p text:style-name="P64"><text:span text:style-name="T23"/></text:p>
      <text:p text:style-name="P64"><text:span text:style-name="T23"/></text:p>
      <text:p text:style-name="P64"><text:span text:style-name="T23"><text:s text:c="33"/></text:span><text:span text:style-name="T24">CHAPTER 3</text:span></text:p>
      <text:p text:style-name="P54"/>
      <text:p text:style-name="P54"/>
      <text:p text:style-name="P54"/>
      <text:p text:style-name="P54">3.1.PROBLEM STATEMENT</text:p>
      <text:p text:style-name="P54"/>
      <text:p text:style-name="P57"><text:tab/></text:p>
      <text:p text:style-name="P57"><text:tab/>Currently, the type of system being used at the counter is an internal system which is manually used in selling the bus tickets. The problems facing the company are that customers have to go to the counter to buy bus ticket or ask for bus schedule, customers will also have to queue up for a long time in order to secure a bus ticket and will also need to pay cash when they buy the bus ticket. </text:p>
      <text:p text:style-name="P57"/>
      <text:p text:style-name="P57"/>
      <text:p text:style-name="P7"><text:span text:style-name="T23">3.2 </text:span><text:span text:style-name="T25">OBJECTIVES</text:span></text:p>
      <text:p text:style-name="P55"/>
      <text:p text:style-name="P55"/>
      <text:p text:style-name="P58">The main purpose of this study is to implement flexible procedures for booking a bus ticket for any trip made by Imo Transport Company (ITC). The system is said to be the default system and customers can choose their own seats. Specifically, the objectives of this project will be to: </text:p>
      <text:p text:style-name="P58"/>
      <text:p text:style-name="P58">i) Provide a web-based bus booking service where a customer can Buy a bus ticket online without the need to line up counter to buy a bus ticket.</text:p>
      <text:p text:style-name="P58">ii) Empowering customers to check availability and types of buses online. The customer can check the timing of the entire ITC bus by using system.</text:p>
      <text:p text:style-name="P58">iii) Facilitating the payment of bus tickets by obtaining a bank pin after payment various designated banks.</text:p>
      <text:p text:style-name="P58">iv) The ability of customers to cancel their booking.</text:p>
      <text:p text:style-name="P58">v) User management rights in renewal and cancellation of payment, route and vehicle Records</text:p>
      <text:p text:style-name="P54"/>
      <text:p text:style-name="P54"/>
      <text:p text:style-name="P54"/>
      <text:p text:style-name="P53"/>
      <text:p text:style-name="P40"><text:s text:c="60"/><text:span text:style-name="T22">5</text:span></text:p>
      <text:p text:style-name="P3"><text:soft-page-break/></text:p>
      <text:p text:style-name="P17"/>
      <text:p text:style-name="P17"/>
      <text:p text:style-name="P17"/>
      <text:p text:style-name="P17"/>
      <text:p text:style-name="P18"><text:s text:c="48"/>CHAPTER 4</text:p>
      <text:p text:style-name="P18"/>
      <text:p text:style-name="P18"><text:s text:c="43"/>METHODOLOGY</text:p>
      <text:p text:style-name="P18"/>
      <text:p text:style-name="P28"><text:span text:style-name="T13">4.1 </text:span><text:span text:style-name="T10">Choice of methodology</text:span><text:tab/></text:p>
      <text:p text:style-name="P28"/>
      <text:p text:style-name="P28"><text:tab/>For any project to be completed, it must go through stages called Development Life Cycles. System Development Life Cycle (SDLC) is a process of understanding how the Information System (IS) can support business needs, design a system, build and deliver it to users. The SDLC identifies four phases: Planning, Analysis, Construction and Implementation In order to develop this project, the approach will be used by the System Structured Analysis and Design Methodology. SSADM is classified as Waterfall Development. With Waterfall Development, the analyst and users progressively move from one phase to another and each phase can be drawn and explored (Hevner, 2004). </text:p>
      <text:p text:style-name="P28"/>
      <text:p text:style-name="P28"/>
      <text:p text:style-name="P28"/>
      <text:p text:style-name="P28"/>
      <text:p text:style-name="P28"><draw:custom-shape text:anchor-type="paragraph" draw:z-index="0" draw:name="Shape1" draw:style-name="gr1" draw:text-style-name="P82" svg:width="3.361cm" svg:height="1.218cm" svg:x="2.163cm" svg:y="0.314cm"><text:p><text:s text:c="8"/>Planning</text:p><draw:enhanced-geometry svg:viewBox="0 0 21600 21600" draw:type="rectangle" draw:enhanced-path="M 0 0 L 21600 0 21600 21600 0 21600 0 0 Z N"/></draw:custom-shape><draw:custom-shape text:anchor-type="paragraph" draw:z-index="1" draw:name="Shape2" draw:style-name="gr1" draw:text-style-name="P82" svg:width="3.361cm" svg:height="1.218cm" svg:x="3.909cm" svg:y="2.484cm"><text:p><text:s text:c="8"/>Analysis</text:p><draw:enhanced-geometry svg:viewBox="0 0 21600 21600" draw:type="rectangle" draw:enhanced-path="M 0 0 L 21600 0 21600 21600 0 21600 0 0 Z N"/></draw:custom-shape><draw:custom-shape text:anchor-type="paragraph" draw:z-index="2" draw:name="Shape3" draw:style-name="gr2" draw:text-style-name="P82" svg:width="3.44cm" svg:height="1.324cm" svg:x="6.74cm" svg:y="4.706cm"><text:p><text:s text:c="8"/>Design</text:p><draw:enhanced-geometry svg:viewBox="0 0 21600 21600" draw:type="rectangle" draw:enhanced-path="M 0 0 L 21600 0 21600 21600 0 21600 0 0 Z N"/></draw:custom-shape><draw:custom-shape text:anchor-type="paragraph" draw:z-index="3" draw:name="Shape4" draw:style-name="gr3" draw:text-style-name="P82" svg:width="3.626cm" svg:height="1.588cm" svg:x="9.491cm" svg:y="6.929cm"><text:p><text:s text:c="4"/>Implementation</text:p><draw:enhanced-geometry svg:viewBox="0 0 21600 21600" draw:type="rectangle" draw:enhanced-path="M 0 0 L 21600 0 21600 21600 0 21600 0 0 Z N"/></draw:custom-shape><draw:custom-shape text:anchor-type="paragraph" draw:z-index="4" draw:name="Shape5" draw:style-name="gr4" draw:text-style-name="P82" svg:width="3.811cm" svg:height="1.456cm" svg:x="13.143cm" svg:y="10.077cm"><text:p><text:s text:c="10"/>Syst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Shape9" draw:style-name="gr5" draw:text-style-name="P83" svg:x1="13.116cm" svg:y1="8.251cm" svg:x2="14.809cm" svg:y2="10.077cm"><text:p/></draw:line><draw:line text:anchor-type="paragraph" draw:z-index="6" draw:name="Shape10" draw:style-name="gr5" draw:text-style-name="P83" svg:x1="5.523cm" svg:y1="0.896cm" svg:x2="6.925cm" svg:y2="2.484cm"><text:p/></draw:line><draw:line text:anchor-type="paragraph" draw:z-index="7" draw:name="Shape11" draw:style-name="gr5" draw:text-style-name="P83" svg:x1="7.269cm" svg:y1="3.145cm" svg:x2="9.333cm" svg:y2="4.706cm"><text:p/></draw:line><draw:line text:anchor-type="paragraph" draw:z-index="8" draw:name="Shape12" draw:style-name="gr5" draw:text-style-name="P83" svg:x1="10.179cm" svg:y1="5.526cm" svg:x2="11.978cm" svg:y2="6.928cm"><text:p/></draw:line><draw:line text:anchor-type="paragraph" draw:z-index="9" draw:name="Shape14" draw:style-name="gr5" draw:text-style-name="P83" svg:x1="6.74cm" svg:y1="5.738cm" svg:x2="4.068cm" svg:y2="3.701cm"><text:p/></draw:line><draw:line text:anchor-type="paragraph" draw:z-index="10" draw:name="Shape15" draw:style-name="gr5" draw:text-style-name="P83" svg:x1="3.909cm" svg:y1="3.33cm" svg:x2="2.427cm" svg:y2="1.531cm"><text:p/></draw:line><draw:line text:anchor-type="paragraph" draw:z-index="11" draw:name="Shape13" draw:style-name="gr5" draw:text-style-name="P83" svg:x1="9.492cm" svg:y1="8.013cm" svg:x2="7.375cm" svg:y2="6.029cm"><text:p/></draw:lin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
      <text:p text:style-name="P34"/>
      <text:p text:style-name="P34"/>
      <text:p text:style-name="P34"/>
      <text:p text:style-name="P34"/>
      <text:p text:style-name="P34"/>
      <text:p text:style-name="P34"/>
      <text:p text:style-name="P34"/>
      <text:p text:style-name="P34"><text:s/>fig.4.1 The waterfall development Methodology</text:p>
      <text:p text:style-name="P34"/>
      <text:p text:style-name="P41"/>
      <text:p text:style-name="P43"><text:s text:c="66"/><text:span text:style-name="T21"><text:s/>6</text:span> </text:p>
      <text:p text:style-name="P41"><text:soft-page-break/></text:p>
      <text:p text:style-name="P41"/>
      <text:p text:style-name="P41">4.2 Data Flow diagram</text:p>
      <text:p text:style-name="P41"/>
      <text:p text:style-name="P41"/>
      <text:p text:style-name="P29"><text:tab/>The data flow diagram (DFD) is represented by a graphic "flow" of data through the information system, modeling its process processes. DFD indicates what type of information will be entered and exited from the system, where the data will go in and out, and where the data will be stored. Deal development of DFD'S is done at several levels. Each process in low-level drawings may be reduced to a detailed DFD to the next level. Highquality painting is often referred to as contextual drawing. It contains a single process, which plays a key role in studying the current system. The process in graphic content level exploded into another process at the first level of DFD.</text:p>
      <text:p text:style-name="P29"/>
      <text:p text:style-name="P29"/>
      <text:p text:style-name="P29"/>
      <text:p text:style-name="P29"/>
      <text:p text:style-name="P29"/>
      <text:p text:style-name="P29"><text:s/></text:p>
      <text:p text:style-name="P29"/>
      <text:p text:style-name="P29"/>
      <text:p text:style-name="P29"/>
      <text:p text:style-name="P29"><draw:custom-shape text:anchor-type="paragraph" draw:z-index="12" draw:name="Shape6" draw:style-name="gr6" draw:text-style-name="P85" svg:width="4.897cm" svg:height="4.897cm" svg:x="5.946cm" svg:y="0.161cm"><text:p text:style-name="P84"><text:span text:style-name="T17">OnlineBus </text:span></text:p><text:p text:style-name="P84"><text:span text:style-name="T17">Ticket </text:span></text:p><text:p text:style-name="P84"><text:span text:style-name="T17">Booking</text:span></text:p><text:p text:style-name="P84"><text:span text:style-name="T17"><text:s/></text:span><text:span text:style-name="T17">System</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ext:p text:style-name="P29"><draw:line text:anchor-type="paragraph" draw:z-index="16" draw:name="Shape17" draw:style-name="gr5" draw:text-style-name="P83" svg:x1="2.93cm" svg:y1="1.049cm" svg:x2="6.661cm" svg:y2="0.007cm"><text:p/></draw:line><draw:line text:anchor-type="paragraph" draw:z-index="21" draw:name="Shape22" draw:style-name="gr5" draw:text-style-name="P83" svg:x1="13.407cm" svg:y1="0.854cm" svg:x2="10.179cm" svg:y2="0.007cm"><text:p/></draw:line><text:s text:c="104"/><text:span text:style-name="T28"><text:s/></text:span><text:span text:style-name="T29">Add bus route</text:span></text:p>
      <text:p text:style-name="P30"><draw:custom-shape text:anchor-type="paragraph" draw:z-index="14" draw:name="Shape8" draw:style-name="gr8" draw:text-style-name="P82" svg:width="3.123cm" svg:height="1.218cm" svg:x="13.407cm" svg:y="0.367cm"><text:p><text:s text:c="6"/>Admin</text:p><draw:enhanced-geometry svg:viewBox="0 0 21600 21600" draw:type="rectangle" draw:enhanced-path="M 0 0 L 21600 0 21600 21600 0 21600 0 0 Z N"/></draw:custom-shape><text:s text:c="27"/><text:span text:style-name="T28"><text:s/>Search bus <text:s text:c="65"/>Ticket booking list</text:span></text:p>
      <text:p text:style-name="P29"><draw:custom-shape text:anchor-type="paragraph" draw:z-index="13" draw:name="Shape7" draw:style-name="gr7" draw:text-style-name="P82" svg:width="2.726cm" svg:height="1.324cm" svg:x="0.205cm" svg:y="0.076cm"><text:p><text:s text:c="2"/>Customer</text:p><draw:enhanced-geometry svg:viewBox="0 0 21600 21600" draw:type="rectangle" draw:enhanced-path="M 0 0 L 21600 0 21600 21600 0 21600 0 0 Z N"/></draw:custom-shape><draw:line text:anchor-type="paragraph" draw:z-index="17" draw:name="Shape18" draw:style-name="gr5" draw:text-style-name="P83" svg:x1="2.93cm" svg:y1="0.435cm" svg:x2="6.026cm" svg:y2="0.303cm"><text:p/></draw:line><draw:line text:anchor-type="paragraph" draw:z-index="20" draw:name="Shape21" draw:style-name="gr5" draw:text-style-name="P83" svg:x1="10.843cm" svg:y1="0.383cm" svg:x2="13.54cm" svg:y2="0.409cm"><text:p/></draw:line><text:s text:c="31"/><text:span text:style-name="T27">Book ticke</text:span><text:span text:style-name="T26">t</text:span></text:p>
      <text:p text:style-name="P29"><text:s text:c="29"/><text:span text:style-name="T29">Confirm ticket</text:span></text:p>
      <text:p text:style-name="P29"><draw:line text:anchor-type="paragraph" draw:z-index="15" draw:name="Shape16" draw:style-name="gr5" draw:text-style-name="P83" svg:x1="2.93cm" svg:y1="0.425cm" svg:x2="6.74cm" svg:y2="1.393cm"><text:p/></draw:line><draw:line text:anchor-type="paragraph" draw:z-index="18" draw:name="Shape19" draw:style-name="gr5" draw:text-style-name="P83" svg:x1="5.946cm" svg:y1="0.425cm" svg:x2="2.93cm" svg:y2="0.176cm"><text:p/></draw:line><draw:line text:anchor-type="paragraph" draw:z-index="19" draw:name="Shape20" draw:style-name="gr5" draw:text-style-name="P83" svg:x1="10.55cm" svg:y1="1.023cm" svg:x2="13.408cm" svg:y2="0.123cm"><text:p/></draw:line></text:p>
      <text:p text:style-name="P29"><text:s text:c="107"/><text:span text:style-name="T30">Passenger list</text:span></text:p>
      <text:p text:style-name="P29"><text:s text:c="27"/><text:span text:style-name="T26">Cancel ticket</text:span></text:p>
      <text:p text:style-name="P29"/>
      <text:p text:style-name="P29"/>
      <text:p text:style-name="P29"/>
      <text:p text:style-name="P29"/>
      <text:p text:style-name="P29"/>
      <text:p text:style-name="P29"/>
      <text:p text:style-name="P42"><text:s text:c="48"/>Fig.4.2 Data Flow Diagram</text:p>
      <text:p text:style-name="P42"/>
      <text:p text:style-name="P42"/>
      <text:p text:style-name="P42"/>
      <text:p text:style-name="P42"/>
      <text:p text:style-name="P42"/>
      <text:p text:style-name="P42"/>
      <text:p text:style-name="P42"/>
      <text:p text:style-name="P42"/>
      <text:p text:style-name="P45"><text:span text:style-name="T14"/></text:p>
      <text:p text:style-name="P45"><text:span text:style-name="T14"/></text:p>
      <text:p text:style-name="P45"><text:span text:style-name="T14"/></text:p>
      <text:p text:style-name="P50"><text:span text:style-name="T14"><text:s text:c="69"/></text:span><text:span text:style-name="T19">7</text:span></text:p>
      <text:p text:style-name="P45"><text:soft-page-break/><text:span text:style-name="T14"/></text:p>
      <text:p text:style-name="P45"><text:span text:style-name="T14">4.3 </text:span><text:span text:style-name="T10">Use case diagram</text:span></text:p>
      <text:p text:style-name="P45"><text:span text:style-name="T10"/></text:p>
      <text:p text:style-name="P45"><text:span text:style-name="T10"/></text:p>
      <text:p text:style-name="P23">A usage case is a description of the behavior of a program as it responds to a request from outside that program (user). In Figure <text:span text:style-name="T30">4.3</text:span>, you are shown the case of use of functions in the bus transport system. In other words the use case refers to “who” can do “what” with the system in question. The use case procedure is used to capture the ethical requirements of a program by defining the threads driven by the situation by operational requirements.</text:p>
      <text:p text:style-name="P23"/>
      <text:p text:style-name="P23"/>
      <text:p text:style-name="P23"><draw:custom-shape text:anchor-type="paragraph" draw:z-index="22" draw:name="Shape24" draw:style-name="gr9" draw:text-style-name="P82" svg:width="2.303cm" svg:height="1.112cm" svg:x="6.211cm" svg:y="1.2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5" draw:style-name="gr10" draw:text-style-name="P82" svg:width="2.197cm" svg:height="1.138cm" svg:x="6.396cm" svg:y="3.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6" draw:style-name="gr11" draw:text-style-name="P82" svg:width="2.276cm" svg:height="1.059cm" svg:x="6.316cm" svg:y="5.4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7" draw:style-name="gr12" draw:text-style-name="P82" svg:width="2.488cm" svg:height="1.297cm" svg:x="6.29cm" svg:y="7.5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8" draw:style-name="gr13" draw:text-style-name="P82" svg:width="2.382cm" svg:height="1.35cm" svg:x="6.475cm" svg:y="9.5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9" draw:style-name="gr14" draw:text-style-name="P82" svg:width="2.356cm" svg:height="1.562cm" svg:x="6.555cm" svg:y="11.8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30" draw:style-name="gr15" draw:text-style-name="P82" svg:width="2.488cm" svg:height="1.35cm" svg:x="6.634cm" svg:y="14.0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3" draw:style-name="gr16" draw:text-style-name="P82" svg:width="2.673cm" svg:height="1.403cm" svg:x="6.713cm" svg:y="16.1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31" draw:style-name="gr17" draw:text-style-name="P82" svg:width="1.562cm" svg:height="2.567cm" svg:x="0.813cm" svg:y="5.387cm"><text:p><text:s text:c="3"/>User</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1" draw:name="Shape32" draw:style-name="gr18" draw:text-style-name="P82" svg:width="2.752cm" svg:height="2.541cm" svg:x="13.804cm" svg:y="10.07cm"><text:p>Administrator</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 text:c="37"/></text:p>
      <text:p text:style-name="P23"/>
      <text:p text:style-name="P23"><text:s text:c="59"/></text:p>
      <text:p text:style-name="P23"/>
      <text:p text:style-name="P23"><draw:line text:anchor-type="paragraph" draw:z-index="42" draw:name="Shape36" draw:style-name="gr19" draw:text-style-name="P83" svg:x1="2.374cm" svg:y1="4.604cm" svg:x2="6.21cm" svg:y2="0.053cm"><text:p/></draw:line></text:p>
      <text:p text:style-name="P24"><text:s text:c="52"/><text:span text:style-name="T31">Bus Availability Enquiry</text:span></text:p>
      <text:p text:style-name="P23"/>
      <text:p text:style-name="P23"/>
      <text:p text:style-name="P23"><draw:line text:anchor-type="paragraph" draw:z-index="40" draw:name="Shape43" draw:style-name="gr19" draw:text-style-name="P83" svg:x1="13.804cm" svg:y1="6.573cm" svg:x2="8.592cm" svg:y2="0.249cm"><text:p/></draw:line><draw:line text:anchor-type="paragraph" draw:z-index="41" draw:name="Shape35" draw:style-name="gr19" draw:text-style-name="P83" svg:x1="2.374cm" svg:y1="2.974cm" svg:x2="6.581cm" svg:y2="0.302cm"><text:p/></draw:line></text:p>
      <text:p text:style-name="P23"/>
      <text:p text:style-name="P23"><text:s text:c="56"/><text:span text:style-name="T31">Make Reservation</text:span></text:p>
      <text:p text:style-name="P23"/>
      <text:p text:style-name="P23"><draw:line text:anchor-type="paragraph" draw:z-index="32" draw:name="Shape33" draw:style-name="gr19" draw:text-style-name="P83" svg:x1="2.374cm" svg:y1="1.185cm" svg:x2="6.316cm" svg:y2="0.18cm"><text:p/></draw:line><draw:line text:anchor-type="paragraph" draw:z-index="39" draw:name="Shape42" draw:style-name="gr19" draw:text-style-name="P83" svg:x1="13.805cm" svg:y1="4.863cm" svg:x2="8.407cm" svg:y2="0.286cm"><text:p/></draw:line></text:p>
      <text:p text:style-name="P23"/>
      <text:p text:style-name="P23"><draw:line text:anchor-type="paragraph" draw:z-index="33" draw:name="Shape34" draw:style-name="gr19" draw:text-style-name="P83" svg:x1="2.374cm" svg:y1="0.212cm" svg:x2="6.29cm" svg:y2="1.297cm"><text:p/></draw:line><text:s text:c="56"/><text:span text:style-name="T31">Cancel Reservation</text:span></text:p>
      <text:p text:style-name="P23"/>
      <text:p text:style-name="P23"/>
      <text:p text:style-name="P23"><draw:line text:anchor-type="paragraph" draw:z-index="38" draw:name="Shape41" draw:style-name="gr19" draw:text-style-name="P83" svg:x1="13.804cm" svg:y1="2.693cm" svg:x2="8.565cm" svg:y2="0.365cm"><text:p/></draw:line></text:p>
      <text:p text:style-name="P24"><text:span text:style-name="T31"><text:s text:c="62"/>Print Ticket</text:span></text:p>
      <text:p text:style-name="P24"/>
      <text:p text:style-name="P24"/>
      <text:p text:style-name="P24"><draw:line text:anchor-type="paragraph" draw:z-index="37" draw:name="Shape40" draw:style-name="gr19" draw:text-style-name="P83" svg:x1="13.804cm" svg:y1="0.957cm" svg:x2="8.856cm" svg:y2="0.243cm"><text:p/></draw:line></text:p>
      <text:p text:style-name="P24"><text:s text:c="64"/></text:p>
      <text:p text:style-name="P24"><draw:line text:anchor-type="paragraph" draw:z-index="36" draw:name="Shape39" draw:style-name="gr19" draw:text-style-name="P83" svg:x1="13.804cm" svg:y1="0.196cm" svg:x2="8.909cm" svg:y2="1.704cm"><text:p/></draw:line><text:s text:c="67"/><text:span text:style-name="T31">Login</text:span></text:p>
      <text:p text:style-name="P24"><draw:line text:anchor-type="paragraph" draw:z-index="35" draw:name="Shape38" draw:style-name="gr19" draw:text-style-name="P83" svg:x1="13.672cm" svg:y1="0.106cm" svg:x2="9.121cm" svg:y2="3.069cm"><text:p/></draw:line></text:p>
      <text:p text:style-name="P24"><draw:line text:anchor-type="paragraph" draw:z-index="34" draw:name="Shape37" draw:style-name="gr19" draw:text-style-name="P83" svg:x1="13.805cm" svg:y1="0.201cm" svg:x2="9.386cm" svg:y2="4.276cm"><text:p/></draw:line></text:p>
      <text:p text:style-name="P24"/>
      <text:p text:style-name="P24"/>
      <text:p text:style-name="P24"><text:s text:c="62"/><text:span text:style-name="T31">Update Route</text:span></text:p>
      <text:p text:style-name="P24"/>
      <text:p text:style-name="P24"/>
      <text:p text:style-name="P24"/>
      <text:p text:style-name="P24"><text:s text:c="63"/><text:span text:style-name="T31">Update Payment</text:span></text:p>
      <text:p text:style-name="P24"/>
      <text:p text:style-name="P24"/>
      <text:p text:style-name="P24"/>
      <text:p text:style-name="P24"><text:s text:c="67"/><text:span text:style-name="T31">Update Bus</text:span></text:p>
      <text:p text:style-name="P24"/>
      <text:p text:style-name="P24"/>
      <text:p text:style-name="P24"/>
      <text:p text:style-name="P33"><text:s text:c="81"/>8</text:p>
      <text:p text:style-name="P19"><text:soft-page-break/><text:s text:c="41"/>CHAPTER 5</text:p>
      <text:p text:style-name="P19"/>
      <text:p text:style-name="P19"><text:s text:c="26"/>RESULTS AND DISCUSSION</text:p>
      <text:p text:style-name="P19"/>
      <text:p text:style-name="P31"/>
      <text:p text:style-name="P31"/>
      <text:p text:style-name="P31"><text:tab/>In 1974, American airline became the first to use an automated booking system, which was almost by hand. Technology has grown, and computer booking has the system was built. In the current era, online booking or booking system improve the performance of various sectors of the country's economy this program. An online bus ticket booking system is a web-based system ensures that the company will be able to change most of the processes carried out log out manually into automatic, error-free and easy-to-use operation organization especially in the area of transport; and it will know produce a report for the purpose of managing the decision. The program will be developed using a waterfall research method as well design objectives, PHP as a programming language due to its server side processing capabilities to make the data process subordinate to the client itself computer, implementation strategy and testing and care strategies suitable for good posting of the program. Research and development are continuous processes; It is similar in computer and software development. However, this work is recommended for Emo Transport Co. Ltd., Owerri, as they are still operated manually and may also be useful for other bus transport industries whose processes are still performed manually. She goes. The system can contribute more on the bus representatives who handle the account if it can produce a report by travel so that they will not go to a certain module to check the reservation and its details. Also, it would be more beneficial for both customers and bus representatives if customers can create an account just like on the airlines websites. With this, the system can record the modifications made. Other functionalities like online payment along with e-mail facility, credit card / debit card etc. for sending the ticket to the passenger can also be integrated into the system to increase user friendliness and interact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s text:c="75"/>9</text:p>
      <text:p text:style-name="P19"><text:soft-page-break/><text:s text:c="46"/>CHAPTER 6</text:p>
      <text:p text:style-name="P19"/>
      <text:p text:style-name="P19"><text:s text:c="44"/>CONCLUSION</text:p>
      <text:p text:style-name="P19"/>
      <text:p text:style-name="P31"><text:tab/></text:p>
      <text:p text:style-name="P31"><text:tab/>It can be seen that computer applications are very important in every field of human endeavor. Here with this new system all the information about the customer making a reservation can be obtained by clicking a button, removing some of the difficulties that come with the manual system. This will reduce the workload of the employees, reduce the time taken to make reservations at the bus terminal and will also increase the efficiency. The application also has the ability to automatically update records in various files thereby relieving the employees of the stress of working with the file security of the data. This project will, overall, give a new path to the bus reservation and ticketing processes. Automation and management of seats and reservations will be done online. However, the project does not limit walk-in passengers who are passengers at the company's counter as it caters for them as well. It also reduces the use of paper like the traditional way of ticketi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0"><text:span text:style-name="T33"><text:s text:c="57"/></text:span><text:span text:style-name="T18"><text:s/></text:span><text:span text:style-name="T20">10</text:span><text:span text:style-name="T17"> <text:s text:c="3"/></text:span><text:s text:c="39"/></text:p>
      <text:p text:style-name="P20"><text:soft-page-break/><text:s text:c="37"/></text:p>
      <text:p text:style-name="P20"><text:s text:c="42"/>CHAPTER 7</text:p>
      <text:p text:style-name="P19"/>
      <text:p text:style-name="P19"><text:s text:c="40"/>REFERENCES</text:p>
      <text:p text:style-name="P19"/>
      <text:p text:style-name="P32">[1] Madden A .D., (2000): "A definition of information", Aslib Proceedings, Vol. 52 Iss: 9, pp.343 – 349 </text:p>
      <text:p text:style-name="P32">[2] Badre, A. (2002): Shaping Web Usability. Boston: Pearson Education, Inc.</text:p>
      <text:p text:style-name="P32">[3] Banfield, E. G. (1989): International Social Science. New York: Vander Buschmann, .F., Meunier .R., Rohnert H., Sommerlad P., and Stal M. (1996): Pattern-oriented Software Architecture. London: SAGE Publication California: Mayfield Publishing Company. Cunningham, W. G. (1982): Systematic Planning for Educational Change. Eckermann, E. (2001): World History of the Automobile, SAE, pp. 67–68, ISBN 9780768008005, retrieved October 6, 2013)</text:p>
      <text:p text:style-name="P32">[4] Fernando Pedone ( 2001): Optimistic Validation of Electronic Tickets.20th IEEE Symposium on Reliable Distributed Systems (SRDS'2001) [BibTeX] </text:p>
      <text:p text:style-name="P32">[5] Flick, U. (2009): An Introduction to Qualitative Research. London: SAGE Hevner A., March S., Park J., and Ram, S. (2004): Design Science in Information Systems Research. MIS Quarterly </text:p>
      <text:p text:style-name="P32">[6] Kevin O. C., (2012): Web-Based Bus Reservation and Ticketing System: College of Computer Studies, Ateneo de Naga University, Naga City, Philippines</text:p>
      <text:p text:style-name="P32">[7] University Press- Wee K. L. (2007): Bus Reservation System: Faculty of Information and Communications Technology,Universiti teknikal Malaysia Melaka Winston O.F. (1995): Information Management and Computer Processing. Journal of Information Technology, Massachusetts. Vol.2, pag 35-43, Wikipedia, (2014): http:/!en.wikipedia.ordwiki,Web applicatio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 text:c="79"/>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ar body-02-font-family" svg:font-family="'var body-02-font-family', 'IBM Plex Sans',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16T12:15:30.696698462</meta:creation-date>
    <dc:date>2024-02-19T22:12:56.452163141</dc:date>
    <meta:editing-duration>PT2H9M28S</meta:editing-duration>
    <meta:editing-cycles>2</meta:editing-cycles>
    <meta:generator>LibreOffice/6.0.7.3$Linux_X86_64 LibreOffice_project/00m0$Build-3</meta:generator>
    <meta:document-statistic meta:table-count="2" meta:image-count="0" meta:object-count="0" meta:page-count="13" meta:paragraph-count="174" meta:word-count="2726" meta:character-count="19882" meta:non-whitespace-character-count="14237"/>
  </office:meta>
</office:document-meta>
</file>